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bold" fo:font-family="Arial" style:font-family-asian="Arial" style:font-family-complex="Arial" fo:background-color="transparent" fo:color="#000000" fo:font-style="italic"/>
    </style:style>
    <style:style style:name="T45" style:family="text">
      <style:text-properties fo:font-size="11.00pt" fo:font-weight="bold" fo:font-family="Arial" style:font-family-asian="Arial" style:font-family-complex="Arial" fo:background-color="transparent" fo:color="#000000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00.00%" fo:text-align="center" fo:margin-bottom="16.00pt"/>
    </style:style>
    <style:style style:name="P3" style:family="paragraph">
      <style:paragraph-properties fo:line-height="115.00%" fo:text-align="center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6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00.00%" fo:text-align="left" fo:margin-top="20.00pt" fo:margin-bottom="6.00p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top="20.00pt" fo:margin-bottom="6.00pt"/>
    </style:style>
    <style:style style:name="P16" style:family="paragraph">
      <style:paragraph-properties fo:line-height="100.00%" fo:text-align="left" fo:margin-top="18.00pt" fo:margin-bottom="6.00pt"/>
    </style:style>
    <style:style style:name="P17" style:family="paragraph">
      <style:paragraph-properties fo:line-height="115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18.00pt" fo:margin-bottom="6.00pt"/>
    </style:style>
    <style:style style:name="P21" style:family="paragraph">
      <style:paragraph-properties fo:line-height="100.00%" fo:text-align="left" fo:margin-top="20.00pt" fo:margin-bottom="6.00p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 fo:margin-top="20.00pt" fo:margin-bottom="6.00pt"/>
    </style:style>
    <style:style style:name="P24" style:family="paragraph">
      <style:paragraph-properties fo:line-height="100.00%" fo:text-align="left" fo:margin-top="18.00pt" fo:margin-bottom="6.00pt"/>
    </style:style>
    <style:style style:name="P25" style:family="paragraph">
      <style:paragraph-properties fo:line-height="115.00%" fo:text-align="left"/>
    </style:style>
    <style:style style:name="P26" style:family="paragraph">
      <style:paragraph-properties fo:line-height="100.00%" fo:text-align="left" fo:margin-top="20.00pt" fo:margin-bottom="6.00p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>NINA CARDUCCI</text:span></text:p>
      <text:p text:style-name="P3"><text:span text:style-name="T3"/></text:p>
      <text:p text:style-name="P4"><text:span text:style-name="T3"/></text:p>
      <text:p text:style-name="P5"><text:a xlink:href="#_n8jvrnml41oj"><text:span text:style-name="T5">I - Comparatif avant et après optimisation</text:span></text:a><text:span text:style-name="T6"/></text:p>
      <text:p text:style-name="P5"><text:span text:style-name="T6"/></text:p>
      <text:p text:style-name="P5"><text:span text:style-name="T7">Avant optimisation : </text:span></text:p>
      <text:p text:style-name="P5"><text:span text:style-name="T8"/></text:p>
      <text:p text:style-name="P5"><text:span text:style-name="T9">Performances :<text:s/></text:span><text:span text:style-name="T10">?</text:span></text:p>
      <text:p text:style-name="P5"><text:span text:style-name="T11">Accessibilité :<text:s/></text:span><text:span text:style-name="T12">69</text:span></text:p>
      <text:p text:style-name="P5"><text:span text:style-name="T13">Bonnes pratiques :<text:s/></text:span><text:span text:style-name="T14">92</text:span></text:p>
      <text:p text:style-name="P5"><text:span text:style-name="T15">SEO :<text:s/></text:span><text:span text:style-name="T16">75 </text:span></text:p>
      <text:p text:style-name="P5"><text:span text:style-name="T17"/></text:p>
      <text:p text:style-name="P5"><text:span text:style-name="T18">Après optimisation : </text:span></text:p>
      <text:p text:style-name="P5"><text:span text:style-name="T19"/></text:p>
      <text:p text:style-name="P5"><text:span text:style-name="T20">Performances :<text:s/></text:span><text:span text:style-name="T21">99</text:span></text:p>
      <text:p text:style-name="P5"><text:span text:style-name="T22">Accessibilité :<text:s/></text:span><text:span text:style-name="T23">100</text:span></text:p>
      <text:p text:style-name="P5"><text:span text:style-name="T24">Bonnes pratiques :<text:s/></text:span><text:span text:style-name="T25">100</text:span></text:p>
      <text:p text:style-name="P5"><text:span text:style-name="T26">SEO :<text:s/></text:span><text:span text:style-name="T27">100</text:span><text:span text:style-name="T28"><text:tab/></text:span></text:p>
      <text:p text:style-name="P5"><text:span text:style-name="T28"><text:tab/>2</text:span></text:p>
      <text:p text:style-name="P6"><text:a xlink:href="#_75j88ale97cb"><text:span text:style-name="T30">II - Détails des optimisations effectuées</text:span></text:a><text:span text:style-name="T31"><text:tab/>2</text:span></text:p>
      <text:p text:style-name="P7"><text:span text:style-name="T31">- Redimensionnement des images avec Photoshop</text:span></text:p>
      <text:p text:style-name="P7"><text:span text:style-name="T31">- Compression des images avec compressor.io</text:span></text:p>
      <text:p text:style-name="P7"><text:span text:style-name="T31">- Changement du nom des images</text:span></text:p>
      <text:p text:style-name="P7"><text:span text:style-name="T31">- Renseignement des "alt" des images</text:span></text:p>
      <text:p text:style-name="P7"><text:span text:style-name="T31">- Ajout de l'attribut "defer" sur les scripts</text:span></text:p>
      <text:p text:style-name="P7"><text:span text:style-name="T31">- Ajout des différents snippets avec schema.org</text:span></text:p>
      <text:p text:style-name="P7"><text:span text:style-name="T31">- ajout et amélioration des différents titres Hn</text:span></text:p>
      <text:p text:style-name="P7"><text:span text:style-name="T31">- ajout d'un titre dans la balise &lt;head&gt;</text:span></text:p>
      <text:p text:style-name="P7"><text:span text:style-name="T31">- ajout d'un attribut "lang="fr" sur le HTML</text:span></text:p>
      <text:p text:style-name="P7"><text:span text:style-name="T31">- amélioration du formulaire de contact avec les ID , les attributs type et les &lt;label&gt;</text:span><text:span text:style-name="T32"><text:tab/>2</text:span></text:p>
      <text:p text:style-name="P8"><text:a xlink:href="#_r7gkf09frlj5"><text:span text:style-name="T34">III - Accessibilité du site</text:span></text:a><text:span text:style-name="T35"/></text:p>
      <text:p text:style-name="P8"><text:span text:style-name="T36">- Respect d'un bon contraste au niveau des couleurs utilisées</text:span></text:p>
      <text:p text:style-name="P8"><text:span text:style-name="T36">- Respect de bonnes pratiques pour l'utilisation d'une liseuse</text:span></text:p>
      <text:p text:style-name="P8"><text:span text:style-name="T36">- Utilisation des "alt" pour les images utilisée</text:span></text:p>
      <text:p text:style-name="P8"><text:span text:style-name="T36">- Donner un nom descriptif aux images utilisées</text:span></text:p>
      <text:p text:style-name="P8"><text:span text:style-name="T36">- Utilisation d'une structure de page logique avec des titres en cascade correctements définits</text:span></text:p>
      <text:p text:style-name="P8"><text:span text:style-name="T36">- Permettre une navigation correcte au clavier<text:tab/>2</text:span></text:p>
      <text:p text:style-name="P8"><text:a xlink:href="#_s89pup9bbtic"><text:span text:style-name="T38">IV - Détails de réalisation additionnelles à la demande du client</text:span></text:a><text:span text:style-name="T39"><text:tab/>2</text:span></text:p>
      <text:p text:style-name="P8"><text:span text:style-name="T39">- Ajout de certains textes pour le référencement</text:span></text:p>
      <text:p text:style-name="P8"><text:span text:style-name="T39">- Utilisation des balises &lt;meta property=og...&gt; pour le référencement grâce aux réseaux sociaux</text:span></text:p>
      <text:p text:style-name="P8"><text:span text:style-name="T39">- Utilisation de "Localbusiness" et "PostalAdress" pour le référencement local</text:span><text:span text:style-name="T40"><text:tab/>2</text:span></text:p>
      <text:p text:style-name="P8"><text:a xlink:href="#_w04kirgfeg7j"><text:span text:style-name="T42">Annexe</text:span></text:a><text:span text:style-name="T43"><text:tab/>3</text:span></text:p>
      <text:p text:style-name="P9"><text:span text:style-name="T44">- Rapport complet de l'audit Lighthouse</text:span></text:p>
      <text:p text:style-name="P10"><text:span text:style-name="T45">- Capture d'écran de l'audit Google Rich Snippet</text:span></text:p>
      <text:p text:style-name="P10"><text:span text:style-name="T45">- Capture d'écran de la page du site avec l’extension Wave</text:span><text:span text:style-name="T46"><text:tab/>3</text:span></text:p>
      <text:p text:style-name="P10"><text:span text:style-name="T46"><text:tab/>3</text:span></text:p>
      <text:p text:style-name="P11"><text:span text:style-name="T47"><text:tab/>3</text:span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3"><text:span text:style-name="T49">I - Comparatif avant et après optimisation</text:span></text:p>
      <text:p text:style-name="P14"><text:span text:style-name="T50"/></text:p>
      <text:p text:style-name="P14"><text:span text:style-name="T51">Score Lighthouse avant optimisation : </text:span></text:p>
      <text:p text:style-name="P14"><text:span text:style-name="T52"/></text:p>
      <text:p text:style-name="P14"><text:span text:style-name="T53">[</text:span><text:span text:style-name="T54">Insérer ici une capture des scores Lighthouse avant optimisation</text:span><text:span text:style-name="T55">]</text:span></text:p>
      <text:p text:style-name="P14"><text:span text:style-name="T56"/></text:p>
      <text:p text:style-name="P14"><text:span text:style-name="T57">Score Lighthouse après optimisation :</text:span></text:p>
      <text:p text:style-name="P14"><text:span text:style-name="T58"/></text:p>
      <text:p text:style-name="P14"><text:span text:style-name="T59">[</text:span><text:span text:style-name="T60">Insérer ici une capture des scores Lighthouse après optimisation</text:span><text:span text:style-name="T61">]</text:span></text:p>
      <text:p text:style-name="P14"><text:span text:style-name="T62"/></text:p>
      <text:p text:style-name="P14"><text:span text:style-name="T62"/></text:p>
      <text:p text:style-name="P14"><text:span text:style-name="T62"/></text:p>
      <text:p text:style-name="P15"><text:span text:style-name="T63">II - Détails des optimisations effectuées</text:span></text:p>
      <text:p text:style-name="P16"><text:span text:style-name="T64">1 - Les images</text:span></text:p>
      <text:p text:style-name="P17"><text:span text:style-name="T65">Le projet comporte originalement<text:s/></text:span><text:span text:style-name="T66">XX</text:span><text:span text:style-name="T67"><text:s/>images pour un poids total de<text:s/></text:span><text:span text:style-name="T68">XX</text:span><text:span text:style-name="T69">MB. Nous avons effectué les modifications suivantes aux images :</text:span></text:p>
      <text:list text:style-name="L18">
        <text:list-item>
          <text:p text:style-name="P18"><text:span text:style-name="T69">…</text:span></text:p>
        </text:list-item>
        <text:list-item>
          <text:p text:style-name="P18"><text:span text:style-name="T69">…</text:span></text:p>
        </text:list-item>
        <text:list-item>
          <text:p text:style-name="P18"><text:span text:style-name="T69">…</text:span></text:p>
        </text:list-item>
      </text:list>
      <text:p text:style-name="P19"><text:span text:style-name="T69">Après les modifications, le poids total des images est de<text:s/></text:span><text:span text:style-name="T70">XX</text:span><text:span text:style-name="T71">MB soit un gain de<text:s/></text:span><text:span text:style-name="T72">XX</text:span><text:span text:style-name="T73">%.</text:span></text:p>
      <text:p text:style-name="P19"><text:span text:style-name="T74"/></text:p>
      <text:p text:style-name="P20"><text:span text:style-name="T75">2 - …</text:span></text:p>
      <text:p text:style-name="P21"><text:span text:style-name="T76">III - Accessibilité du site</text:span></text:p>
      <text:p text:style-name="P22"><text:span text:style-name="T77">[Insérer une capture de la page du site avec l’extension Wave]</text:span></text:p>
      <text:p text:style-name="P22"><text:span text:style-name="T78"/></text:p>
      <text:p text:style-name="P22"><text:span text:style-name="T79">[Lister les modifications faites pour valider l’accessibilité]</text:span></text:p>
      <text:p text:style-name="P23"><text:span text:style-name="T80">IV - Détails de réalisation additionnelles à la demande du client</text:span></text:p>
      <text:p text:style-name="P24"><text:span text:style-name="T81">1 - …</text:span></text:p>
      <text:p text:style-name="P25"><text:span text:style-name="T82"/></text:p>
      <text:p text:style-name="P25"><text:span text:style-name="T82"/></text:p>
      <text:p text:style-name="P26"><text:span text:style-name="T83">Annexe</text:span></text:p>
      <text:p text:style-name="P27"><text:span text:style-name="T84">Rapport complet de l’audit Lighthouse</text:span></text:p>
      <text:p text:style-name="P28"><text:span text:style-name="T85"/></text:p>
      <text:p text:style-name="P28"><text:span text:style-name="T85"/></text:p>
      <text:p text:style-name="P28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